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fo:language="es" fo:country="ES" officeooo:paragraph-rsid="001a6f7e"/>
    </style:style>
    <style:style style:name="P2" style:family="paragraph" style:parent-style-name="Header">
      <style:text-properties fo:font-size="9pt" fo:language="es" fo:country="ES" officeooo:rsid="00170274" officeooo:paragraph-rsid="001a6f7e" style:font-size-asian="7.84999990463257pt" style:font-size-complex="9pt"/>
    </style:style>
    <style:style style:name="P3" style:family="paragraph" style:parent-style-name="Heading_20_1">
      <style:paragraph-properties fo:break-before="page"/>
      <style:text-properties officeooo:rsid="001a6f7e" officeooo:paragraph-rsid="001a6f7e"/>
    </style:style>
    <style:style style:name="P4" style:family="paragraph" style:parent-style-name="Text_20_body">
      <style:text-properties officeooo:rsid="001a6f7e" officeooo:paragraph-rsid="001a6f7e"/>
    </style:style>
    <style:style style:name="P5" style:family="paragraph" style:parent-style-name="Text_20_body" style:list-style-name="L1">
      <style:text-properties officeooo:paragraph-rsid="001a6f7e"/>
    </style:style>
    <style:style style:name="P6" style:family="paragraph" style:parent-style-name="Text_20_body" style:list-style-name="L1">
      <style:text-properties officeooo:rsid="001c2a2c" officeooo:paragraph-rsid="001ca97f"/>
    </style:style>
    <style:style style:name="P7" style:family="paragraph" style:parent-style-name="Text_20_body" style:list-style-name="L1">
      <style:text-properties officeooo:rsid="001d555b" officeooo:paragraph-rsid="001d555b"/>
    </style:style>
    <style:style style:name="P8" style:family="paragraph" style:parent-style-name="Text_20_body" style:list-style-name="L1">
      <style:text-properties officeooo:rsid="001ed157" officeooo:paragraph-rsid="001ed157"/>
    </style:style>
    <style:style style:name="P9" style:family="paragraph" style:parent-style-name="Title">
      <style:text-properties officeooo:rsid="001a6f7e" officeooo:paragraph-rsid="001a6f7e"/>
    </style:style>
    <style:style style:name="T1" style:family="text">
      <style:text-properties fo:font-size="9pt" style:font-size-asian="7.84999990463257pt" style:font-size-complex="9pt"/>
    </style:style>
    <style:style style:name="T2" style:family="text">
      <style:text-properties officeooo:rsid="001a6f7e"/>
    </style:style>
    <style:style style:name="T3" style:family="text">
      <style:text-properties officeooo:rsid="001c2a2c"/>
    </style:style>
    <style:style style:name="T4" style:family="text">
      <style:text-properties officeooo:rsid="001ca97f"/>
    </style:style>
    <style:style style:name="T5" style:family="text">
      <style:text-properties officeooo:rsid="001d2eb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Manual de instalación</text:p>
      <text:h text:style-name="P3" text:outline-level="1">Instalación</text:h>
      <text:p text:style-name="P4">La instalación de OmniBacklog es muy simple, sólo son necesarias dos cosas antes de nada <text:span text:style-name="T5">a parte del programa</text:span>:</text:p>
      <text:list xml:id="list2662670134" text:style-name="L1">
        <text:list-item>
          <text:p text:style-name="P5"><text:span text:style-name="T2">Instalar .NET Core: </text:span><text:a xlink:type="simple" xlink:href="https://dotnet.microsoft.com/en-us/download/dotnet/thank-you/runtime-desktop-3.1.23-windows-x64-installer" text:style-name="Internet_20_link" text:visited-style-name="Visited_20_Internet_20_Link"><text:span text:style-name="T3">.NET Core 3.1</text:span></text:a></text:p>
        </text:list-item>
        <text:list-item>
          <text:p text:style-name="P5"><text:span text:style-name="T2">Instalar SQLExpress: </text:span><text:a xlink:type="simple" xlink:href="https://www.microsoft.com/es-es/download/details.aspx?id=101064" text:style-name="Internet_20_link" text:visited-style-name="Visited_20_Internet_20_Link"><text:span text:style-name="T3">SQLExpress 2019</text:span></text:a></text:p>
        </text:list-item>
        <text:list-item>
          <text:p text:style-name="P6">Finalmente, seguir los pasos del <text:a xlink:type="simple" xlink:href="https://drive.google.com/file/d/1xMBY9QhzN0T8-TidJGelC436FL0rOxpU/view?usp=sharing" text:style-name="Internet_20_link" text:visited-style-name="Visited_20_Internet_20_Link"><text:span text:style-name="T4">instalador del OmniBacklog</text:span></text:a> </text:p>
          <text:list>
            <text:list-item>
              <text:p text:style-name="P6"><text:span text:style-name="T4">En caso de que no haya instalado .NET Core, al iniciar el programa saltará un error. Sin embargo, sin instalar el SQLExpress simplemente no se abrirá.</text:span></text:p>
            </text:list-item>
            <text:list-item>
              <text:p text:style-name="P7">La primera vez que inicie el programa cumpliendo todos los requisitos puede llegar a tardar, ya que está generando la base de datos.</text:p>
            </text:list-item>
            <text:list-item>
              <text:p text:style-name="P8">Existe un usuario por defecto llamado Usuario con contraseña abc123. el cual puede editar si desea, o registrar un usuario nuevo.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9pt" fo:language="es" fo:country="ES" officeooo:rsid="00170274" officeooo:paragraph-rsid="001a6f7e" style:font-size-asian="7.84999990463257pt" style:font-size-complex="9pt"/>
    </style:style>
    <style:style style:name="MP2" style:family="paragraph" style:parent-style-name="Footer">
      <style:text-properties fo:language="es" fo:country="ES" officeooo:paragraph-rsid="001a6f7e"/>
    </style:style>
    <style:style style:name="MT1" style:family="text">
      <style:text-properties fo:font-size="9pt" style:font-size-asian="7.84999990463257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Gabriel Alberto Moreira Martínez <text:tab/><text:tab/>2º de Desarrollo de Aplicaciones Multiplataformas</text:p>
      </style:header>
      <style:footer>
        <text:p text:style-name="MP2"><text:tab/><text:tab/><text:span text:style-name="MT1"><text:page-number text:select-page="current">2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0T20:57:19.549000000</dc:date>
    <meta:editing-duration>PT10M31S</meta:editing-duration>
    <meta:editing-cycles>6</meta:editing-cycles>
    <meta:generator>LibreOffice/7.2.5.2$Windows_X86_64 LibreOffice_project/499f9727c189e6ef3471021d6132d4c694f357e5</meta:generator>
    <meta:document-statistic meta:table-count="0" meta:image-count="0" meta:object-count="0" meta:page-count="2" meta:paragraph-count="11" meta:word-count="128" meta:character-count="775" meta:non-whitespace-character-count="659"/>
  </office:meta>
</office:document-meta>
</file>